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7.089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0.74pt solid #111111" fo:background-color="#ffffff" fo:border-left="none" fo:border-right="none" fo:border-top="0.74pt solid #111111"/>
      <style:text-properties fo:color="#000000" style:font-name="Liberation Sans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13" style:family="table-cell" style:parent-style-name="Default">
      <style:table-cell-properties fo:background-color="#ffffff"/>
      <style:text-properties fo:color="#000000" style:font-name="Liberation Sans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4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74pt ridge #000000" fo:border-left="none" fo:border-right="0.74pt ridge #000000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74pt solid #111111" fo:border-left="none" fo:border-right="0.74pt solid #111111" fo:border-top="0.74pt solid #111111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2SP - Scénario Pédagogique Globa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Jour &amp; durée</text:p>
          </table:table-cell>
          <table:table-cell table:style-name="ce6" office:value-type="string" calcext:value-type="string">
            <text:p>Intitulé / objectif</text:p>
          </table:table-cell>
          <table:table-cell table:style-name="ce6" office:value-type="string" calcext:value-type="string">
            <text:p>Pré-requis / contexte</text:p>
          </table:table-cell>
          <table:table-cell table:style-name="ce6" office:value-type="string" calcext:value-type="string">
            <text:p>Modalités pédagogiques</text:p>
          </table:table-cell>
          <table:table-cell table:style-name="ce6" office:value-type="string" calcext:value-type="string">
            <text:p>Moyens, supports</text:p>
          </table:table-cell>
          <table:table-cell table:style-name="ce6" office:value-type="string" calcext:value-type="string">
            <text:p>Modalité d’évaluations</text:p>
          </table:table-cell>
          <table:table-cell table:style-name="ce8" office:value-type="string" calcext:value-type="string">
            <text:p>Constats et remédiations</text:p>
          </table:table-cell>
        </table:table-row>
        <table:table-row table:style-name="ro4">
          <table:table-cell table:number-columns-repeated="2"/>
          <table:table-cell table:style-name="ce5"/>
          <table:table-cell table:style-name="ce12" office:value-type="string" calcext:value-type="string">
            <text:p>Basiques de </text:p>
            <text:p>Communication</text:p>
          </table:table-cell>
          <table:table-cell table:style-name="ce7" table:number-columns-repeated="4"/>
          <table:table-cell table:style-name="ce9"/>
        </table:table-row>
        <table:table-row table:style-name="ro3">
          <table:table-cell table:number-columns-repeated="2"/>
          <table:table-cell table:style-name="ce5"/>
          <table:table-cell table:style-name="ce12" office:value-type="string" calcext:value-type="string">
            <text:p>ADS</text:p>
          </table:table-cell>
          <table:table-cell table:style-name="ce7" table:number-columns-repeated="4"/>
          <table:table-cell table:style-name="ce9"/>
        </table:table-row>
        <table:table-row table:style-name="ro4">
          <table:table-cell table:number-columns-repeated="3"/>
          <table:table-cell table:style-name="ce13" office:value-type="string" calcext:value-type="string">
            <text:p>Technique de recherche</text:p>
            <text:p>d'emploi (TRE)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13" office:value-type="string" calcext:value-type="string">
            <text:p>Habilitation électrique</text:p>
            <text:p>(H0B0)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13" office:value-type="string" calcext:value-type="string">
            <text:p>Sauveteur Secouriste</text:p>
            <text:p>du Travail (SST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SIAP 1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14" office:value-type="string" calcext:value-type="string">
            <text:p>Examen blan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8:52:20.4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1-05T20:09:16.131000000</dc:date>
    <meta:editing-duration>PT2H24M49S</meta:editing-duration>
    <meta:editing-cycles>9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15" meta:object-count="0"/>
  </office:meta>
</office:document-meta>
</file>